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ctor2:</text:p>
      <text:list xml:id="list868203548609187320" text:style-name="L2">
        <text:list-item>
          <text:p text:style-name="P3">Made a Vector2 class</text:p>
          <text:list>
            <text:list-item>
              <text:p text:style-name="P3">I have a struct that holds my X and Y variables because I didn't have time to switch it over to a more efficient way of a class.</text:p>
            </text:list-item>
            <text:list-item>
              <text:p text:style-name="P3">My pointSubtract function just subtracts two vectors from a float.</text:p>
            </text:list-item>
            <text:list-item>
              <text:p text:style-name="P3">My pointAdd function just adds two vectors to a float.</text:p>
            </text:list-item>
            <text:list-item>
              <text:p text:style-name="P3">My multiply scalar multiplys two vectors from a float. </text:p>
            </text:list-item>
            <text:list-item>
              <text:p text:style-name="P3">My getNormal Normalizes the vectors by squaring each vector and add them together and square rooting the result. Then divides the vectors by the result to get Normal.</text:p>
            </text:list-item>
            <text:list-item>
              <text:p text:style-name="P3">My getMagnitude squares the variables and then adds the variables and square roots the total. </text:p>
            </text:list-item>
          </text:list>
        </text:list-item>
      </text:list>
      <text:p text:style-name="P1">Vector3:</text:p>
      <text:list xml:id="list8084874952703471166" text:style-name="L3">
        <text:list-item>
          <text:p text:style-name="P2"><text:span text:style-name="T1">Made a Vector3 class</text:span></text:p>
          <text:list>
            <text:list-item>
              <text:p text:style-name="P2"><text:span text:style-name="T1">have all the member functions X, Y, and Z available for the whole class to use (not in a struct)</text:span></text:p>
            </text:list-item>
            <text:list-item>
              <text:p text:style-name="P2"><text:span text:style-name="T1">my magnitude takes all the vectors and squares them and then square roots the total and returns a float.</text:span></text:p>
            </text:list-item>
            <text:list-item>
              <text:p text:style-name="P2"><text:span text:style-name="T1">My GetNormal takes magnitude and divides each individual vector by the magnitude and returns a Vector3</text:span></text:p>
            </text:list-item>
            <text:list-item>
              <text:p text:style-name="P2"><text:span text:style-name="T1">my dot product takes two of every variable and multiplies them by each other to get he dot product.</text:span></text:p>
            </text:list-item>
            <text:list-item>
              <text:p text:style-name="P2"><text:span text:style-name="T1">My cross product function takes the variables and multiplies them by themselves and subtracts each to return the cross product. </text:span></text:p>
            </text:list-item>
            <text:list-item>
              <text:p text:style-name="P2"><text:span text:style-name="T1">My transform Vector multiplies any given variable by a matrix to return a new Vector3.</text:span></text:p>
            </text:list-item>
          </text:list>
        </text:list-item>
      </text:list>
      <text:p text:style-name="P1">Vector4:</text:p>
      <text:list xml:id="list1708101046418824254" text:style-name="L4">
        <text:list-item>
          <text:p text:style-name="P4">Made a Vector4 class that takes 4 vaiables X, Y, Z, and W available to whole class again</text:p>
          <text:list>
            <text:list-item>
              <text:p text:style-name="P4">My magnitude function takes all the variables and multiplies them by themselves and add them together and square roots the total. </text:p>
            </text:list-item>
            <text:list-item>
              <text:p text:style-name="P4">My normalise function gets the magnitude and then divides the variables by the magnitude and returns a Vector4.</text:p>
            </text:list-item>
            <text:list-item>
              <text:p text:style-name="P4">My dot product multiplies all the variables by themselves and adds them together and returns a float.</text:p>
            </text:list-item>
            <text:list-item>
              <text:p text:style-name="P4">My RGB converter takes in an int or a hexValue and divides the hexvalue to get the corresponding hexValue.</text:p>
            </text:list-item>
            <text:list-item>
              <text:p text:style-name="P4">My Transform Vector function takes in a vector and multiplies it by a matrix and returns a new vector4</text:p>
            </text:list-item>
            <text:list-item>
              <text:p text:style-name="P4">My transform point does the same thing as transform vector, but also checks if the w variable is equal to 0 or 1 and if not it is divided by the corresponding other 3 variables.</text:p>
            </text:list-item>
          </text:list>
        </text:list-item>
      </text:list>
      <text:p text:style-name="P1">Matrix3:</text:p>
      <text:list xml:id="list6595161669322714675" text:style-name="L5">
        <text:list-item>
          <text:p text:style-name="P5">Built a Matrix3 class and then built a empty 3x3 matrix</text:p>
          <text:list>
            <text:list-item>
              <text:p text:style-name="P5">my create identity function builds a simple identity matrix</text:p>
            </text:list-item>
            <text:list-item>
              <text:p text:style-name="P5">My translate function takes in an X and a Y and then according to the floats it translates the matrix.</text:p>
            </text:list-item>
          </text:list>
        </text:list-item>
      </text:list>
      <text:p text:style-name="P1">Matrix4:</text:p>
      <text:list xml:id="list8511080227186890143" text:style-name="L6">
        <text:list-item>
          <text:p text:style-name="P6">built a Matrix4 class and built an empty 4x4 matrix</text:p>
          <text:list>
            <text:list-item>
              <text:p text:style-name="P6">My RotateX function takes in a float and rotates the matrix corresponding to that float. </text:p>
              <text:list>
                <text:list-item>
                  <text:p text:style-name="P6"><text:soft-page-break/>Rotates around the X axis</text:p>
                </text:list-item>
              </text:list>
            </text:list-item>
            <text:list-item>
              <text:p text:style-name="P6">My Rotate Y does the same thing, but rotates it around the Y axis</text:p>
            </text:list-item>
            <text:list-item>
              <text:p text:style-name="P6">Rotate Z does the same thing, but rotates around the Z</text:p>
            </text:list-item>
            <text:list-item>
              <text:p text:style-name="P6">My translationXYZ function translates the entire matrix across all axis.</text:p>
            </text:list-item>
          </text:list>
        </text:list-item>
      </text:list>
      <text:p text:style-name="P1">ComMath:</text:p>
      <text:list xml:id="list7879407266521229139" text:style-name="L7">
        <text:list-item>
          <text:p text:style-name="P7">Built a Common Math class that has and X and a Z float and a Y int. </text:p>
          <text:list>
            <text:list-item>
              <text:p text:style-name="P7">My Pow2 function takes in an X and Y and moves it to the power of 2</text:p>
            </text:list-item>
            <text:list-item>
              <text:p text:style-name="P7">My radian convert function takes in a degree and converts it to radians</text:p>
            </text:list-item>
            <text:list-item>
              <text:p text:style-name="P7">My degree convert takes in a radian and returns a degree.</text:p>
            </text:list-item>
            <text:list-item>
              <text:p text:style-name="P7">My Lerp function takes in 2 Vector3 and I subtract the two Vectors and multiply them by a float and then add it to the first vector to get Linear interpolation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ce Jastillana</meta:initial-creator>
    <meta:creation-date>2013-12-18T09:44:19.34</meta:creation-date>
    <meta:document-statistic meta:table-count="0" meta:image-count="0" meta:object-count="0" meta:page-count="2" meta:paragraph-count="41" meta:word-count="599" meta:character-count="3112"/>
    <dc:date>2013-12-18T10:10:26.34</dc:date>
    <dc:creator>Jayce Jastillana</dc:creator>
    <meta:editing-duration>PT10M56S</meta:editing-duration>
    <meta:editing-cycles>1</meta:editing-cycles>
    <meta:generator>OpenOffice/4.0.0$Win32 OpenOffice.org_project/400m3$Build-9702</meta:generator>
  </office:meta>
</office:document-meta>
</file>